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192360" officeooo:paragraph-rsid="00192360"/>
    </style:style>
    <style:style style:name="P2" style:family="paragraph" style:parent-style-name="Standard">
      <style:paragraph-properties fo:text-align="center" style:justify-single-word="false"/>
      <style:text-properties fo:font-size="18pt" officeooo:rsid="00192360" officeooo:paragraph-rsid="00192360" style:font-size-asian="15.75pt" style:font-size-complex="18pt"/>
    </style:style>
    <style:style style:name="P3" style:family="paragraph" style:parent-style-name="Standard">
      <style:paragraph-properties fo:text-align="justify" style:justify-single-word="false"/>
      <style:text-properties fo:font-size="18pt" officeooo:rsid="00192360" officeooo:paragraph-rsid="00192360" style:font-size-asian="15.75pt" style:font-size-complex="18pt"/>
    </style:style>
    <style:style style:name="P4" style:family="paragraph" style:parent-style-name="Standard">
      <style:paragraph-properties fo:text-align="center" style:justify-single-word="false"/>
      <style:text-properties fo:font-size="22pt" style:text-underline-style="solid" style:text-underline-width="auto" style:text-underline-color="font-color" officeooo:rsid="00192360" officeooo:paragraph-rsid="00192360" style:font-size-asian="22pt" style:font-size-complex="22pt"/>
    </style:style>
    <style:style style:name="P5" style:family="paragraph" style:parent-style-name="Standard">
      <style:paragraph-properties fo:text-align="justify" style:justify-single-word="false"/>
      <style:text-properties fo:font-size="14pt" officeooo:rsid="00192360" officeooo:paragraph-rsid="00192360" style:font-size-asian="12.25pt" style:font-size-complex="14pt"/>
    </style:style>
    <style:style style:name="P6" style:family="paragraph" style:parent-style-name="Standard">
      <style:paragraph-properties fo:text-align="justify" style:justify-single-word="false"/>
      <style:text-properties fo:font-size="14pt" officeooo:rsid="001b1976" officeooo:paragraph-rsid="001b1976" style:font-size-asian="12.25pt" style:font-size-complex="14pt"/>
    </style:style>
    <style:style style:name="P7" style:family="paragraph" style:parent-style-name="Standard">
      <style:paragraph-properties fo:text-align="justify" style:justify-single-word="false"/>
      <style:text-properties fo:color="#0066b3" fo:font-size="14pt" officeooo:rsid="001b1976" officeooo:paragraph-rsid="001b1976" style:font-size-asian="12.25pt" style:font-size-complex="14pt"/>
    </style:style>
    <style:style style:name="P8" style:family="paragraph" style:parent-style-name="Standard" style:list-style-name="L1">
      <style:paragraph-properties fo:text-align="justify" style:justify-single-word="false"/>
      <style:text-properties fo:color="#0066b3" fo:font-size="14pt" officeooo:rsid="001b1976" officeooo:paragraph-rsid="001b1976" style:font-size-asian="12.25pt" style:font-size-complex="14pt"/>
    </style:style>
    <style:style style:name="P9" style:family="paragraph" style:parent-style-name="Standard" style:list-style-name="L2">
      <style:paragraph-properties fo:text-align="justify" style:justify-single-word="false"/>
      <style:text-properties fo:color="#0066b3" fo:font-size="14pt" officeooo:rsid="001b1976" officeooo:paragraph-rsid="001b1976" style:font-size-asian="12.25pt" style:font-size-complex="14pt"/>
    </style:style>
    <style:style style:name="P10" style:family="paragraph" style:parent-style-name="Standard" style:list-style-name="L3">
      <style:paragraph-properties fo:text-align="justify" style:justify-single-word="false"/>
      <style:text-properties fo:color="#0066b3" fo:font-size="14pt" officeooo:rsid="001b1976" officeooo:paragraph-rsid="001b1976" style:font-size-asian="12.25pt" style:font-size-complex="14pt"/>
    </style:style>
    <style:style style:name="P11" style:family="paragraph" style:parent-style-name="Standard" style:list-style-name="L4">
      <style:paragraph-properties fo:text-align="justify" style:justify-single-word="false"/>
      <style:text-properties fo:color="#0066b3" fo:font-size="14pt" officeooo:rsid="001b1976" officeooo:paragraph-rsid="001b1976" style:font-size-asian="12.25pt" style:font-size-complex="14pt"/>
    </style:style>
    <style:style style:name="P12" style:family="paragraph" style:parent-style-name="Standard" style:list-style-name="L5">
      <style:paragraph-properties fo:text-align="justify" style:justify-single-word="false"/>
      <style:text-properties fo:color="#0066b3" fo:font-size="14pt" officeooo:rsid="001b1976" officeooo:paragraph-rsid="001ea86c" style:font-size-asian="12.25pt" style:font-size-complex="14pt"/>
    </style:style>
    <style:style style:name="P13" style:family="paragraph" style:parent-style-name="Standard" style:list-style-name="L8">
      <style:paragraph-properties fo:text-align="justify" style:justify-single-word="false"/>
      <style:text-properties fo:color="#0066b3" fo:font-size="14pt" officeooo:rsid="001b1976" officeooo:paragraph-rsid="001b1976" style:font-size-asian="12.25pt" style:font-size-complex="14pt"/>
    </style:style>
    <style:style style:name="P14" style:family="paragraph" style:parent-style-name="Standard" style:list-style-name="L8">
      <style:paragraph-properties fo:text-align="justify" style:justify-single-word="false"/>
      <style:text-properties fo:color="#0066b3" fo:font-size="14pt" officeooo:rsid="001b1976" officeooo:paragraph-rsid="001edc67" style:font-size-asian="12.25pt" style:font-size-complex="14pt"/>
    </style:style>
    <style:style style:name="P15" style:family="paragraph" style:parent-style-name="Standard" style:list-style-name="L9">
      <style:paragraph-properties fo:text-align="justify" style:justify-single-word="false"/>
      <style:text-properties fo:color="#0066b3" fo:font-size="14pt" officeooo:rsid="001b1976" officeooo:paragraph-rsid="001b1976" style:font-size-asian="12.25pt" style:font-size-complex="14pt"/>
    </style:style>
    <style:style style:name="P16" style:family="paragraph" style:parent-style-name="Standard" style:list-style-name="L10">
      <style:paragraph-properties fo:text-align="justify" style:justify-single-word="false"/>
      <style:text-properties fo:color="#0066b3" fo:font-size="14pt" officeooo:rsid="001b1976" officeooo:paragraph-rsid="001b1976" style:font-size-asian="12.25pt" style:font-size-complex="14pt"/>
    </style:style>
    <style:style style:name="P17" style:family="paragraph" style:parent-style-name="Standard">
      <style:paragraph-properties fo:text-align="justify" style:justify-single-word="false"/>
      <style:text-properties fo:color="#0066b3" fo:font-size="14pt" fo:font-weight="bold" officeooo:rsid="001b1976" officeooo:paragraph-rsid="001b1976" style:font-size-asian="12.25pt" style:font-weight-asian="bold" style:font-size-complex="14pt" style:font-weight-complex="bold"/>
    </style:style>
    <style:style style:name="P18" style:family="paragraph" style:parent-style-name="Standard">
      <style:paragraph-properties fo:text-align="center" style:justify-single-word="false"/>
      <style:text-properties style:use-window-font-color="true" fo:font-size="14pt" officeooo:rsid="001b1976" officeooo:paragraph-rsid="001b1976" style:font-size-asian="12.25pt" style:font-size-complex="14pt"/>
    </style:style>
    <style:style style:name="P19" style:family="paragraph" style:parent-style-name="Standard">
      <style:paragraph-properties fo:text-align="justify" style:justify-single-word="false"/>
      <style:text-properties style:use-window-font-color="true" fo:font-size="14pt" officeooo:rsid="001b1976" officeooo:paragraph-rsid="001b1976" style:font-size-asian="12.25pt" style:font-size-complex="14pt"/>
    </style:style>
    <style:style style:name="P20" style:family="paragraph" style:parent-style-name="Standard" style:list-style-name="L1">
      <style:paragraph-properties fo:text-align="justify" style:justify-single-word="false"/>
      <style:text-properties style:use-window-font-color="true" fo:font-size="14pt" officeooo:rsid="001b9971" officeooo:paragraph-rsid="001b9971" style:font-size-asian="12.25pt" style:font-size-complex="14pt"/>
    </style:style>
    <style:style style:name="P21" style:family="paragraph" style:parent-style-name="Standard" style:list-style-name="L2">
      <style:paragraph-properties fo:text-align="justify" style:justify-single-word="false"/>
      <style:text-properties style:use-window-font-color="true" fo:font-size="14pt" officeooo:rsid="001d313d" officeooo:paragraph-rsid="001d313d" style:font-size-asian="12.25pt" style:font-size-complex="14pt"/>
    </style:style>
    <style:style style:name="P22" style:family="paragraph" style:parent-style-name="Standard" style:list-style-name="L3">
      <style:paragraph-properties fo:text-align="justify" style:justify-single-word="false"/>
      <style:text-properties style:use-window-font-color="true" fo:font-size="14pt" officeooo:rsid="001d313d" officeooo:paragraph-rsid="001d313d" style:font-size-asian="12.25pt" style:font-size-complex="14pt"/>
    </style:style>
    <style:style style:name="P23" style:family="paragraph" style:parent-style-name="Standard" style:list-style-name="L4">
      <style:paragraph-properties fo:text-align="justify" style:justify-single-word="false"/>
      <style:text-properties style:use-window-font-color="true" fo:font-size="14pt" officeooo:rsid="001ea86c" officeooo:paragraph-rsid="001ea86c" style:font-size-asian="12.25pt" style:font-size-complex="14pt"/>
    </style:style>
    <style:style style:name="P24" style:family="paragraph" style:parent-style-name="Standard" style:list-style-name="L5">
      <style:paragraph-properties fo:text-align="justify" style:justify-single-word="false"/>
      <style:text-properties style:use-window-font-color="true" fo:font-size="14pt" officeooo:rsid="001ea86c" officeooo:paragraph-rsid="001ea86c" style:font-size-asian="12.25pt" style:font-size-complex="14pt"/>
    </style:style>
    <style:style style:name="P25" style:family="paragraph" style:parent-style-name="Standard" style:list-style-name="L12">
      <style:paragraph-properties fo:text-align="justify" style:justify-single-word="false"/>
      <style:text-properties style:use-window-font-color="true" fo:font-size="14pt" officeooo:rsid="001edc67" officeooo:paragraph-rsid="001edc67" style:font-size-asian="12.25pt" style:font-size-complex="14pt"/>
    </style:style>
    <style:style style:name="P26" style:family="paragraph" style:parent-style-name="Standard">
      <style:paragraph-properties fo:text-align="justify" style:justify-single-word="false"/>
      <style:text-properties style:use-window-font-color="true" fo:font-size="14pt" officeooo:rsid="001edc67" officeooo:paragraph-rsid="001edc67" style:font-size-asian="12.25pt" style:font-size-complex="14pt"/>
    </style:style>
    <style:style style:name="P27" style:family="paragraph" style:parent-style-name="Standard" style:list-style-name="L8">
      <style:paragraph-properties fo:text-align="justify" style:justify-single-word="false"/>
      <style:text-properties style:use-window-font-color="true" fo:font-size="14pt" officeooo:rsid="001edc67" officeooo:paragraph-rsid="001edc67" style:font-size-asian="12.25pt" style:font-size-complex="14pt"/>
    </style:style>
    <style:style style:name="P28" style:family="paragraph" style:parent-style-name="Standard" style:list-style-name="L9">
      <style:paragraph-properties fo:text-align="justify" style:justify-single-word="false"/>
      <style:text-properties style:use-window-font-color="true" fo:font-size="14pt" officeooo:rsid="001efae0" officeooo:paragraph-rsid="001efae0" style:font-size-asian="12.25pt" style:font-size-complex="14pt"/>
    </style:style>
    <style:style style:name="P29" style:family="paragraph" style:parent-style-name="Standard" style:list-style-name="L10">
      <style:paragraph-properties fo:text-align="justify" style:justify-single-word="false"/>
      <style:text-properties style:use-window-font-color="true" fo:font-size="14pt" officeooo:rsid="001efae0" officeooo:paragraph-rsid="001efae0" style:font-size-asian="12.25pt" style:font-size-complex="14pt"/>
    </style:style>
    <style:style style:name="P30" style:family="paragraph" style:parent-style-name="Standard" style:list-style-name="L10">
      <style:paragraph-properties fo:text-align="justify" style:justify-single-word="false"/>
      <style:text-properties style:use-window-font-color="true" fo:font-size="14pt" officeooo:rsid="0020f108" officeooo:paragraph-rsid="0020f108" style:font-size-asian="12.25pt" style:font-size-complex="14pt"/>
    </style:style>
    <style:style style:name="P31" style:family="paragraph" style:parent-style-name="Standard">
      <style:paragraph-properties fo:text-align="justify" style:justify-single-word="false"/>
      <style:text-properties style:use-window-font-color="true" fo:font-size="14pt" style:text-underline-style="none" fo:font-weight="normal" officeooo:rsid="001b1976" officeooo:paragraph-rsid="001b1976" style:font-size-asian="12.25pt" style:font-weight-asian="normal" style:font-size-complex="14pt" style:font-weight-complex="normal"/>
    </style:style>
    <style:style style:name="P32" style:family="paragraph" style:parent-style-name="Standard">
      <style:paragraph-properties fo:text-align="center" style:justify-single-word="false" fo:break-before="page"/>
      <style:text-properties fo:font-size="20pt" style:text-underline-style="solid" style:text-underline-width="auto" style:text-underline-color="font-color" officeooo:rsid="001b1976" officeooo:paragraph-rsid="001b1976" style:font-size-asian="20pt" style:font-size-complex="20pt"/>
    </style:style>
    <style:style style:name="P33" style:family="paragraph" style:parent-style-name="Standard">
      <style:paragraph-properties fo:text-align="justify" style:justify-single-word="false" fo:break-before="page"/>
      <style:text-properties fo:color="#0066b3" fo:font-size="14pt" fo:font-weight="bold" officeooo:rsid="001b1976" officeooo:paragraph-rsid="001b1976" style:font-size-asian="12.25pt" style:font-weight-asian="bold" style:font-size-complex="14pt" style:font-weight-complex="bold"/>
    </style:style>
    <style:style style:name="P34" style:family="paragraph" style:parent-style-name="Standard">
      <style:paragraph-properties fo:text-align="justify" style:justify-single-word="false" fo:break-before="page"/>
      <style:text-properties fo:color="#0066b3" fo:font-size="14pt" officeooo:rsid="001b1976" officeooo:paragraph-rsid="001b1976" style:font-size-asian="12.25pt" style:font-size-complex="14pt"/>
    </style:style>
    <style:style style:name="P35" style:family="paragraph" style:parent-style-name="Standard">
      <style:paragraph-properties fo:margin-left="1.245cm" fo:margin-right="0cm" fo:text-align="justify" style:justify-single-word="false" fo:text-indent="0cm" style:auto-text-indent="false"/>
      <style:text-properties style:use-window-font-color="true" fo:font-size="14pt" officeooo:rsid="001b1976" officeooo:paragraph-rsid="001b1976" style:font-size-asian="12.25pt" style:font-size-complex="14pt"/>
    </style:style>
    <style:style style:name="P36" style:family="paragraph" style:parent-style-name="Standard">
      <style:paragraph-properties fo:margin-left="1.245cm" fo:margin-right="0cm" fo:text-align="justify" style:justify-single-word="false" fo:text-indent="0cm" style:auto-text-indent="false"/>
      <style:text-properties style:use-window-font-color="true" fo:font-size="14pt" style:text-underline-style="none" fo:font-weight="normal" officeooo:rsid="001b1976" officeooo:paragraph-rsid="001b1976"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d313d" style:font-weight-asian="bold" style:font-weight-complex="bold"/>
    </style:style>
    <style:style style:name="T3" style:family="text">
      <style:text-properties officeooo:rsid="001b9971"/>
    </style:style>
    <style:style style:name="T4" style:family="text">
      <style:text-properties style:use-window-font-color="true" officeooo:rsid="001edc67"/>
    </style:style>
    <style:style style:name="T5" style:family="text">
      <style:text-properties officeooo:rsid="001ea86c"/>
    </style:style>
    <style:style style:name="T6" style:family="text">
      <style:text-properties officeooo:rsid="001edc67"/>
    </style:style>
    <style:style style:name="T7" style:family="text">
      <style:text-properties style:text-underline-style="solid" style:text-underline-width="auto" style:text-underline-color="font-color"/>
    </style:style>
    <style:style style:name="T8" style:family="text">
      <style:text-properties officeooo:rsid="001efae0"/>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4">Documentación</text:p>
      <text:p text:style-name="P2"/>
      <text:p text:style-name="P2">Proyecto Final del curso Deusto</text:p>
      <text:p text:style-name="P2">Diseño y desarrollo de videojuegos</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CHA TÉCNICA:</text:p>
      <text:p text:style-name="P3"/>
      <text:p text:style-name="P5">Título:<text:tab/><text:tab/><text:tab/><text:span text:style-name="T1">Space Invaders</text:span></text:p>
      <text:p text:style-name="P5">Software de desarrollo:<text:tab/><text:span text:style-name="T1">GameMaker</text:span></text:p>
      <text:p text:style-name="P5">Versión:<text:tab/><text:tab/><text:tab/><text:span text:style-name="T1">8.1</text:span></text:p>
      <text:p text:style-name="P5">Desarrollador:<text:tab/><text:tab/><text:span text:style-name="T1">Francesc Porta Solsona</text:span></text:p>
      <text:p text:style-name="P5">Sistema Operativo:<text:tab/><text:span text:style-name="T1">Windows 7</text:span></text:p>
      <text:p text:style-name="P5"/>
      <text:p text:style-name="P32">Documento de Diseño</text:p>
      <text:p text:style-name="P18"/>
      <text:p text:style-name="P17">Nombre:</text:p>
      <text:p text:style-name="P35">Space Invaders</text:p>
      <text:p text:style-name="P19"/>
      <text:p text:style-name="P17">Pilares:</text:p>
      <text:p text:style-name="P35">Se trata de un juego de estilo retro en el que tenemos que sobrevivir a una oleada creciente de enemigos, <text:span text:style-name="T3">esquivándolos o destruyéndolos, para conseguir el mayor número de puntos possible.</text:span></text:p>
      <text:p text:style-name="P19"/>
      <text:p text:style-name="P17">Preguntas básicas:</text:p>
      <text:list xml:id="list1216039683" text:style-name="L1">
        <text:list-item>
          <text:p text:style-name="P8">¿De qué trata el juego?</text:p>
          <text:p text:style-name="P20">El personaje principal, controlado por el jugador, es una nave espacial que viaja contra centenares de naves enemigas que pretenden destruirlo. </text:p>
          <text:p text:style-name="P20">Estas naves aparecen en el <text:s/>borde superior de la escena, y desaparecen por el borde inferior.</text:p>
          <text:p text:style-name="P20">Por cada nave enemiga eliminada, el jugador gana puntos.</text:p>
          <text:p text:style-name="P20">Por el contrario, si una de estas naves consigue superar al jugador y salir de la pantalla, el jugador perderà puntos. (El numero mínimo de puntos es cero).</text:p>
          <text:p text:style-name="P20">Además, si alguno de los enemigos colisiona con nuestra nave, el jugador perderà una vida.</text:p>
          <text:p text:style-name="P20">Cuando el jugador se queda sin vidas, termina la partida.</text:p>
          <text:p text:style-name="P20"/>
        </text:list-item>
        <text:list-item>
          <text:p text:style-name="P8">¿Por qué crear este juego?</text:p>
        </text:list-item>
      </text:list>
      <text:p text:style-name="P19"><text:tab/><text:span text:style-name="T3">Se trata de un juego creado con objetivos didácticos, sin ningun objetivo <text:tab/>comercial.</text:span></text:p>
      <text:p text:style-name="P19"/>
      <text:list xml:id="list193844788339205" text:continue-numbering="true" text:style-name="L1">
        <text:list-item>
          <text:p text:style-name="P8">¿Dónde está ambientado?</text:p>
          <text:p text:style-name="P20">El juego nos situa en el futuro, dónde los humanos son capaces de pilotar naves espaciales. Aunque pueda resultar excitante, las incursiones en otros planetas han despertado a razas de alienígenas (muy molestas por las actividades humanas) que planean destruir nuestra raza.</text:p>
          <text:p text:style-name="P20"/>
        </text:list-item>
        <text:list-item>
          <text:p text:style-name="P8">¿Qué controlamos?</text:p>
          <text:p text:style-name="P20">Controlamos una nave espacial de última generación equipada con armas láser.</text:p>
          <text:p text:style-name="P20"/>
        </text:list-item>
        <text:list-item>
          <text:p text:style-name="P8">¿Cuál es el objetivo principal?</text:p>
          <text:p text:style-name="P20">Sobrevivir el máximo de tiempo posible, mientras destruimos a todos los enemigos posibles, sin dejarnos a ninguno, para alcanzar la máxima puntuación posible.</text:p>
          <text:p text:style-name="P20"/>
        </text:list-item>
      </text:list>
      <text:p text:style-name="P17"/>
      <text:p text:style-name="P34"><text:span text:style-name="T1">Características </text:span><text:span text:style-name="T2">generales y jugabilidad</text:span><text:span text:style-name="T1">:</text:span></text:p>
      <text:list xml:id="list2528495759" text:style-name="L2">
        <text:list-header>
          <text:p text:style-name="P21">El usuario controlará la nave espacial usando las flechas de dirección del teclado, y disparará usando la tecla Ctrl.</text:p>
          <text:p text:style-name="P21">Los enemigos irán apareciendo aleatoriamente en el borde superior de la pantalla y se dirigen en línea recta hacia el borde inferior. El jugador deberà destruir esas naves antes de que eso suceda con sus disparos.</text:p>
          <text:p text:style-name="P21">Por cada nave destruida el jugador gana 100 puntos y por cada nave que consiga salir de la pantalla perderá 50.</text:p>
          <text:p text:style-name="P21">Las naves tienen 2 colores distintos en función de su resistencia. Las claras són más d´biles y als oscuras más fuertes. Cuánto más resistentes sean las naves, más disparos serán necesarios para destruirlas.</text:p>
          <text:p text:style-name="P21">Si el jugador colisiona con un enemigo, perderá una de sus 5 vidas y el enemigo sera destruido (por los daños causados en la colisión).</text:p>
          <text:p text:style-name="P21">El juego termina cuando al jugador no le queden más vidas.</text:p>
          <text:p text:style-name="P9"/>
        </text:list-header>
      </text:list>
      <text:p text:style-name="P7"><text:span text:style-name="T1">Mundo del Juego:</text:span></text:p>
      <text:list xml:id="list1763899475" text:style-name="L3">
        <text:list-header>
          <text:p text:style-name="P22">El juego nos sitúa en el espacio exterior, próximo a la tierra, <text:span text:style-name="T5">dónde recientemente se ha producido una batalla entre humanos y alienígenas. El jugador controlará la nave del último piloto superviviente, que deberá evitar a toda costa que los enemigos lleguen a la Tierra y la invadan.</text:span></text:p>
          <text:p text:style-name="P10"/>
        </text:list-header>
      </text:list>
      <text:p text:style-name="P17">Mundo físico:</text:p>
      <text:list xml:id="list2987143103" text:style-name="L4">
        <text:list-item>
          <text:p text:style-name="P11">General</text:p>
          <text:p text:style-name="P23">El jugador se podrá mover dentro de los límites que se muestran en pantalla, y que representan la porción del espacio por dónde se está moviendo nuestro personaje. </text:p>
          <text:p text:style-name="P23"/>
        </text:list-item>
        <text:list-item>
          <text:p text:style-name="P11">Vi<text:span text:style-name="T5">aje</text:span></text:p>
          <text:p text:style-name="P23">Aunque la cámara és estática, respresenta que el jugador está siempre avanzando entre las líneas enemigas. Aunque no son observables, el movimiento horizontal representa los giros y el movimiento vertical la aceleración y deceleración.</text:p>
          <text:p text:style-name="P11"/>
        </text:list-item>
        <text:list-item>
          <text:p text:style-name="P11">Objetos</text:p>
          <text:p text:style-name="P23">El juego no incluye ningún objeto, excepto por los vehículos (naves) que utilizan tanto el personaje principal como sus enemigos para viajar por el espacio, y que son los elementos que los representan en el juego.</text:p>
          <text:p text:style-name="P23"/>
        </text:list-item>
        <text:list-item>
          <text:p text:style-name="P11">Clima</text:p>
          <text:p text:style-name="P23">Al encontrarnos en el espacio exterior, no existe ningún tipo de clima.</text:p>
          <text:p text:style-name="P23"/>
        </text:list-item>
        <text:list-item>
          <text:p text:style-name="P11">Tiempo</text:p>
          <text:p text:style-name="P23">Tampoco se incluye ninguna línea temporal, el tiempo es estático.</text:p>
          <text:p text:style-name="P23"/>
        </text:list-item>
      </text:list>
      <text:p text:style-name="P7"/>
      <text:p text:style-name="P33">Sistema visual <text:span text:style-name="T5">y cámara</text:span>:</text:p>
      <text:list xml:id="list3955848427" text:style-name="L5">
        <text:list-header>
          <text:p text:style-name="P24">Se trata de un juego 2D con cámara ortográfica estática.</text:p>
          <text:p text:style-name="P24">Se visualiza el escenario desde arriba, <text:span text:style-name="T6">con la cámara situada en un punto superior del eje de coordenadas Z, y mirando verticalmente hacia abajo.</text:span></text:p>
          <text:p text:style-name="P12"/>
        </text:list-header>
      </text:list>
      <text:p text:style-name="P17">Escenas/Niveles:</text:p>
      <text:p text:style-name="P7"><text:tab/><text:span text:style-name="T4">El juego incluye tres escenas:</text:span></text:p>
      <text:list xml:id="list674349789" text:style-name="L12">
        <text:list-item>
          <text:p text:style-name="P25"><text:span text:style-name="T7">Pantalla Inicial</text:span>: Se trata de una pantalla simple que incluye el botón para comenzar el juego.</text:p>
        </text:list-item>
        <text:list-item>
          <text:p text:style-name="P25"><text:span text:style-name="T7">Pantalla de Juego</text:span>: Es dónde se desarrollará la acción del juego.</text:p>
        </text:list-item>
        <text:list-item>
          <text:p text:style-name="P25"><text:span text:style-name="T7">Pantalla Final</text:span>: Parecida a la Pantalla Inicial, nos ofrecerá las opciones de volver a jugar o salir del juego.</text:p>
        </text:list-item>
      </text:list>
      <text:p text:style-name="P26"/>
      <text:p text:style-name="P17">Personajes:</text:p>
      <text:list xml:id="list812659723" text:style-name="L8">
        <text:list-item>
          <text:p text:style-name="P13">General</text:p>
          <text:p text:style-name="P27">Se incluyen 3 tipos de personajes: El personaje principal controlado por el jugador y 2 tipos de enemigos.</text:p>
          <text:p text:style-name="P27"/>
        </text:list-item>
        <text:list-item>
          <text:p text:style-name="P13">Tipos</text:p>
          <text:p text:style-name="P27"><text:span text:style-name="T7">Personaje principal</text:span>: Nave Humana. Último superviviente de la batalla decisiva en la guerra contra los alienígenas, y que lucha por la supervivencia de la tierra.</text:p>
          <text:p text:style-name="P27"><text:span text:style-name="T7">Enemigo 1</text:span>: <text:s/>Nave Alienígena. Se distingue por su color gris claro, se trata de la unidad débil del ejército alien.</text:p>
          <text:p text:style-name="P27"><text:span text:style-name="T7">Enemigo 2</text:span>: Nave Alienígena. De color gris más oscuro, es una nave más especializada y resistente del ejército alien.</text:p>
          <text:p text:style-name="P14"/>
        </text:list-item>
      </text:list>
      <text:p text:style-name="P17">Interfaz de usuario:</text:p>
      <text:list xml:id="list1332858339" text:style-name="L9">
        <text:list-item>
          <text:p text:style-name="P15">General</text:p>
          <text:p text:style-name="P28">Las pantallas de Inicio y Final disponen de los correspondientes botones de Jugar y Salir del juego descritas anteriormente.</text:p>
          <text:p text:style-name="P28">En la pantalla de Juego aparecen las <text:span text:style-name="T10">Vidas</text:span> del jugador y la <text:span text:style-name="T9">puntuación</text:span> actual.</text:p>
          <text:p text:style-name="P28"/>
        </text:list-item>
        <text:list-item>
          <text:p text:style-name="P15">Detalles</text:p>
          <text:p text:style-name="P28"><text:span text:style-name="T7">Vidas</text:span>: Están representadas por un doble círculo de color gris en la esquina inferior izquierda de la pantalla.</text:p>
          <text:p text:style-name="P28"><text:span text:style-name="T7">Puntuación</text:span><text:span text:style-name="T11">:</text:span> Está respresentada por la palabra "Score: " seguida del número que indica la puntuación, en rojo, y en la esquina inferior derecha de la pantalla.</text:p>
          <text:p text:style-name="P28"><text:span text:style-name="T7">Botón Play</text:span>: Aparece centrado en la Pantalla Inicial. Su función es dar comienzo a una partida.</text:p>
          <text:p text:style-name="P28"><text:span text:style-name="T7">Botón Replay</text:span>: Tiene la misma función que el botón Play, pero aparece en la Pantalla Final junto al botón Quit.</text:p>
          <text:p text:style-name="P28"><text:span text:style-name="T7">Botón Quit</text:span>: Una vez terminada la partida, en la pantalla Final se nos dará la opción de abandonar el juego.</text:p>
          <text:p text:style-name="P28"/>
        </text:list-item>
      </text:list>
      <text:p text:style-name="P17"><text:soft-page-break/>Armas:</text:p>
      <text:p text:style-name="P36"><text:span text:style-name="T8">La nave del jugador dispone de un sistema de misiles que se disparan con la tecla Ctrl. Estos misiles viajan en línea recta desde la posición actual de la nave hasta que impactan con un enemigo causándole daño o hasta que llegan al final de la escena.</text:span></text:p>
      <text:p text:style-name="P31"/>
      <text:p text:style-name="P17">Experiencia de Juego:</text:p>
      <text:list xml:id="list430821014" text:style-name="L10">
        <text:list-item>
          <text:p text:style-name="P16">General</text:p>
          <text:p text:style-name="P30">Para un solo jugador, en este juego se experimentará la tensión de tener que superarse a uno mismo o a otros jugadores, mejorando la coordinación ojo-dedos.</text:p>
          <text:p text:style-name="P30">Es un juego para jugarlo a ratos libres sin ningún tipo de compromiso con la partida ya que son independientes entre ellas, por lo que es perfecto para esos jugadores casuales o con poco tiempo libre.</text:p>
          <text:p text:style-name="P30"/>
        </text:list-item>
        <text:list-item>
          <text:p text:style-name="P16">Historia</text:p>
          <text:p text:style-name="P29">Se trata de un juego clásico, retro, reproducido infinidad de veces, que nos ha servido para entender el funcionamiento del programa GameMaker para futuras producciones.</text:p>
          <text:p text:style-name="P29"/>
        </text:list-item>
        <text:list-item>
          <text:p text:style-name="P16">Horas de juego</text:p>
          <text:p text:style-name="P29">Depende de la habilidad del jugador, una partida puede durar desde escasos minutos a horas.</text:p>
          <text:p text:style-name="P29"/>
        </text:list-item>
        <text:list-item>
          <text:p text:style-name="P16">Condiciones de victoria</text:p>
          <text:p text:style-name="P29">No hay victoria, solo derrota cuando el jugador se queda sin vidas.</text:p>
          <text:p text:style-name="P29">El objetivo es superar la puntuación obtenida en anteriores partidas.</text:p>
          <text:p text:style-name="P29"/>
        </text:list-item>
        <text:list-item>
          <text:p text:style-name="P16">Gu<text:span text:style-name="T8">a</text:span>rdado</text:p>
          <text:p text:style-name="P29">El juego no incluye opción de guardado.</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30S</meta:editing-duration>
    <meta:editing-cycles>4</meta:editing-cycles>
    <meta:generator>LibreOffice/5.4.2.2$Windows_x86 LibreOffice_project/22b09f6418e8c2d508a9eaf86b2399209b0990f4</meta:generator>
    <dc:date>2018-02-22T19:38:42.931000000</dc:date>
    <meta:document-statistic meta:table-count="0" meta:image-count="0" meta:object-count="0" meta:page-count="5" meta:paragraph-count="110" meta:word-count="1192" meta:character-count="6854" meta:non-whitespace-character-count="5823"/>
    <meta:user-defined meta:name="Info 1"/>
    <meta:user-defined meta:name="Info 2"/>
    <meta:user-defined meta:name="Info 3"/>
    <meta:user-defined meta:name="Info 4"/>
  </office:meta>
</office:document-meta>
</file>